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0000002000A87D9A8FA6802BB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0d0714" officeooo:paragraph-rsid="000d0714"/>
    </style:style>
    <style:style style:name="P2" style:family="paragraph" style:parent-style-name="Standard" style:master-page-name="Test">
      <style:paragraph-properties style:page-number="auto"/>
      <style:text-properties officeooo:rsid="000d0714" officeooo:paragraph-rsid="000d07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<text:line-break/><text:line-break/><text:line-break/></text:p>
      <text:p text:style-name="P1">B<text:line-break/><text:line-break/><text:line-break/></text:p>
      <text:p text:style-name="P1">C<text:line-break/><text:line-break/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Paper_20_Crumpled" draw:display-name="Paper Crumpled" xlink:href="Pictures/1000000000000200000002000A87D9A8FA6802BB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draw:fill="bitmap" draw:fill-image-name="Paper_20_Crumpled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200000002000A87D9A8FA6802BB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Test" style:page-layout-name="Mpm2" style:next-style-name="Standard"/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1-12T10:02:31.040000000</meta:creation-date>
    <dc:date>2024-01-12T10:11:15.445000000</dc:date>
    <meta:editing-duration>PT8M44S</meta:editing-duration>
    <meta:editing-cycles>2</meta:editing-cycles>
    <meta:generator>LibreOffice/6.4.7.2$Windows_X86_64 LibreOffice_project/639b8ac485750d5696d7590a72ef1b496725cfb5</meta:generator>
    <meta:document-statistic meta:table-count="0" meta:image-count="0" meta:object-count="0" meta:page-count="3" meta:paragraph-count="3" meta:word-count="3" meta:character-count="12" meta:non-whitespace-character-count="3"/>
  </office:meta>
</office:document-meta>
</file>